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65.93mm"/>
    </style:style>
    <style:style style:name="co3" style:family="table-column">
      <style:table-column-properties fo:break-before="auto" style:column-width="77.96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52.28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5.46mm"/>
    </style:style>
    <style:style style:name="co10" style:family="table-column">
      <style:table-column-properties fo:break-before="auto" style:column-width="91.53mm"/>
    </style:style>
    <style:style style:name="co11" style:family="table-column">
      <style:table-column-properties fo:break-before="auto" style:column-width="109.59mm"/>
    </style:style>
    <style:style style:name="co12" style:family="table-column">
      <style:table-column-properties fo:break-before="auto" style:column-width="15.08mm"/>
    </style:style>
    <style:style style:name="co13" style:family="table-column">
      <style:table-column-properties fo:break-before="auto" style:column-width="29.19mm"/>
    </style:style>
    <style:style style:name="co14" style:family="table-column">
      <style:table-column-properties fo:break-before="auto" style:column-width="34.66mm"/>
    </style:style>
    <style:style style:name="co15" style:family="table-column">
      <style:table-column-properties fo:break-before="auto" style:column-width="48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order="0.06pt solid #000000"/>
    </style:style>
    <style:style style:name="ce9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20pt"/>
    </style:style>
    <style:style style:name="ce17" style:family="table-cell" style:parent-style-name="Default" style:data-style-name="N129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30">
      <style:table-cell-properties fo:border="0.06pt solid #000000"/>
    </style:style>
    <style:style style:name="ce20" style:family="table-cell" style:parent-style-name="Default" style:data-style-name="N13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30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0.06pt solid #000000"/>
      <style:text-properties fo:font-size="20pt"/>
    </style:style>
    <style:style style:name="ce24" style:family="table-cell" style:parent-style-name="Default">
      <style:table-cell-properties fo:background-color="#cccccc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WM vs Vout" table:style-name="ta1">
        <table:shapes>
          <draw:frame draw:z-index="0" draw:style-name="gr1" draw:text-style-name="P1" svg:width="160.18mm" svg:height="90.04mm" svg:x="348.01mm" svg:y="128.46mm">
            <loext:p draw:notify-on-update-of-ranges="'PWM vs Vout'.A3:'PWM vs Vout'.A10 'PWM vs Vout'.J3:'PWM vs Vout'.J10 'PWM vs Vout'.A3:'PWM vs Vout'.A10 'PWM vs Vout'.K3:'PWM vs Vout'.K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9mm" svg:height="90.04mm" svg:x="-0.1mm" svg:y="125.4mm">
            <loext:p draw:notify-on-update-of-ranges="'PWM vs Vout'.A3:'PWM vs Vout'.A10 'PWM vs Vout'.C3:'PWM vs Vout'.C10 'PWM vs Vout'.A3:'PWM vs Vout'.A10 'PWM vs Vout'.D3:'PWM vs Vout'.D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9.61mm" svg:y="126.64mm">
            <loext:p draw:notify-on-update-of-ranges="'PWM vs Vout'.C16:'PWM vs Vout'.C22 'PWM vs Vout'.A3:'PWM vs Vout'.A10 'PWM vs Vout'.C15:'PWM vs Vout'.C22 'PWM vs Vout'.A3:'PWM vs Vout'.A10 'PWM vs Vout'.C3:'PWM vs Vout'.C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07.71mm" svg:y="129.56mm">
            <loext:p draw:notify-on-update-of-ranges="'PWM vs Vout'.K4:'PWM vs Vout'.K12 'PWM vs Vout'.I3:'PWM vs Vout'.I12 'PWM vs Vout'.K3:'PWM vs Vout'.K12 'PWM vs Vout'.I3:'PWM vs Vout'.I12 'PWM vs Vout'.K14:'PWM vs Vout'.K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15mm" svg:height="90.05mm" svg:x="748.79mm" svg:y="62.45mm">
            <loext:p draw:notify-on-update-of-ranges="'PWM vs Vout'.O5:'PWM vs Vout'.O7 'PWM vs Vout'.S5:'PWM vs Vout'.S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24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24"/>
        <table:table-column table:style-name="co14" table:default-cell-style-name="ce9"/>
        <table:table-column table:style-name="co8" table:number-columns-repeated="3" table:default-cell-style-name="ce9"/>
        <table:table-column table:style-name="co15" table:default-cell-style-name="ce9"/>
        <table:table-column table:style-name="co8" table:number-columns-repeated="1005" table:default-cell-style-name="ce9"/>
        <table:table-row table:style-name="ro1">
          <table:table-cell table:style-name="ce3" office:value-type="string" calcext:value-type="string" table:number-columns-spanned="7" table:number-rows-spanned="1">
            <text:p>Calibração da leitura de tensões</text:p>
          </table:table-cell>
          <table:covered-table-cell table:number-columns-repeated="6" table:style-name="ce16"/>
          <table:table-cell table:style-name="ce23"/>
          <table:table-cell table:style-name="ce3" office:value-type="string" calcext:value-type="string" table:number-columns-spanned="5" table:number-rows-spanned="1">
            <text:p>Calibração do PWM fornecido</text:p>
          </table:table-cell>
          <table:covered-table-cell table:number-columns-repeated="4" table:style-name="ce16"/>
          <table:table-cell table:style-name="ce23"/>
          <table:table-cell table:style-name="ce3" office:value-type="string" calcext:value-type="string" table:number-columns-spanned="6" table:number-rows-spanned="1">
            <text:p>Calibração dos sensores de temperatura</text:p>
          </table:table-cell>
          <table:covered-table-cell table:number-columns-repeated="5" table:style-name="ce16"/>
          <table:table-cell table:style-name="ce16" table:number-columns-repeated="1004"/>
        </table:table-row>
        <table:table-row table:style-name="ro2">
          <table:table-cell table:style-name="ce4" office:value-type="string" calcext:value-type="string">
            <text:p>PWM na Base</text:p>
          </table:table-cell>
          <table:table-cell table:style-name="ce4" office:value-type="string" calcext:value-type="string">
            <text:p>Vout (medido em LOAD = 22Ohm multimetro)</text:p>
          </table:table-cell>
          <table:table-cell table:style-name="ce4" office:value-type="string" calcext:value-type="string">
            <text:p>Vout (medido em LOAD = 22Ohm osciloscopio)</text:p>
          </table:table-cell>
          <table:table-cell table:style-name="ce4" office:value-type="string" calcext:value-type="string">
            <text:p>Vout Medido pela PIC</text:p>
          </table:table-cell>
          <table:table-cell table:number-columns-repeated="4"/>
          <table:table-cell table:style-name="ce4" office:value-type="string" calcext:value-type="string">
            <text:p>PWM na Base</text:p>
          </table:table-cell>
          <table:table-cell table:style-name="ce4" office:value-type="string" calcext:value-type="string">
            <text:p>Iout Medido pela PIC</text:p>
          </table:table-cell>
          <table:table-cell table:style-name="ce4" office:value-type="string" calcext:value-type="string">
            <text:p>Iout calculado pela medição no osciloscopio</text:p>
          </table:table-cell>
          <table:table-cell table:number-columns-repeated="1013"/>
        </table:table-row>
        <table:table-row table:style-name="ro2">
          <table:table-cell table:style-name="ce6" office:value-type="percentage" office:value="0.1" calcext:value-type="percentage">
            <text:p>10,00%</text:p>
          </table:table-cell>
          <table:table-cell table:style-name="ce17" office:value-type="string" office:string-value="1,18" calcext:value-type="string">
            <text:p>1,18 V</text:p>
          </table:table-cell>
          <table:table-cell office:value-type="float" office:value="1.12" calcext:value-type="float">
            <text:p>1,12</text:p>
          </table:table-cell>
          <table:table-cell office:value-type="float" office:value="0.21" calcext:value-type="float">
            <text:p>0,21</text:p>
          </table:table-cell>
          <table:table-cell table:number-columns-repeated="4"/>
          <table:table-cell table:style-name="ce6" office:value-type="percentage" office:value="0.1" calcext:value-type="percentage">
            <text:p>10,00%</text:p>
          </table:table-cell>
          <table:table-cell office:value-type="float" office:value="0" calcext:value-type="float">
            <text:p>0</text:p>
          </table:table-cell>
          <table:table-cell table:style-name="ce19" table:formula="of:=[.C3]/22" office:value-type="float" office:value="0.0509090909090909" calcext:value-type="float">
            <text:p>0,051</text:p>
          </table:table-cell>
          <table:table-cell table:number-columns-repeated="3"/>
          <table:table-cell office:value-type="string" calcext:value-type="string">
            <text:p>Temperatura Real</text:p>
          </table:table-cell>
          <table:table-cell office:value-type="string" calcext:value-type="string">
            <text:p>Temperatura PIC</text:p>
          </table:table-cell>
          <table:table-cell table:number-columns-repeated="2"/>
          <table:table-cell office:value-type="string" calcext:value-type="string">
            <text:p>valores ajustados</text:p>
          </table:table-cell>
          <table:table-cell table:number-columns-repeated="1005"/>
        </table:table-row>
        <table:table-row table:style-name="ro2">
          <table:table-cell table:style-name="ce6" office:value-type="percentage" office:value="0.2" calcext:value-type="percentage">
            <text:p>20,00%</text:p>
          </table:table-cell>
          <table:table-cell table:style-name="ce17" office:value-type="string" office:string-value="3,14" calcext:value-type="string">
            <text:p>3,14 V</text:p>
          </table:table-cell>
          <table:table-cell office:value-type="float" office:value="3.05" calcext:value-type="float">
            <text:p>3,05</text:p>
          </table:table-cell>
          <table:table-cell office:value-type="float" office:value="0.635" calcext:value-type="float">
            <text:p>0,635</text:p>
          </table:table-cell>
          <table:table-cell table:number-columns-repeated="4"/>
          <table:table-cell table:style-name="ce6" office:value-type="percentage" office:value="0.2" calcext:value-type="percentage">
            <text:p>20,00%</text:p>
          </table:table-cell>
          <table:table-cell office:value-type="float" office:value="0.335" calcext:value-type="float">
            <text:p>0,335</text:p>
          </table:table-cell>
          <table:table-cell table:style-name="ce19" table:formula="of:=[.C4]/22" office:value-type="float" office:value="0.138636363636364" calcext:value-type="float">
            <text:p>0,139</text:p>
          </table:table-cell>
          <table:table-cell table:number-columns-repeated="1013"/>
        </table:table-row>
        <table:table-row table:style-name="ro2">
          <table:table-cell table:style-name="ce6" office:value-type="percentage" office:value="0.3" calcext:value-type="percentage">
            <text:p>30,00%</text:p>
          </table:table-cell>
          <table:table-cell table:style-name="ce17" office:value-type="string" office:string-value="5,14" calcext:value-type="string">
            <text:p>5,14 V</text:p>
          </table:table-cell>
          <table:table-cell office:value-type="float" office:value="5.08" calcext:value-type="float">
            <text:p>5,08</text:p>
          </table:table-cell>
          <table:table-cell office:value-type="float" office:value="1.065" calcext:value-type="float">
            <text:p>1,065</text:p>
          </table:table-cell>
          <table:table-cell table:number-columns-repeated="4"/>
          <table:table-cell table:style-name="ce6" office:value-type="percentage" office:value="0.3" calcext:value-type="percentage">
            <text:p>30,00%</text:p>
          </table:table-cell>
          <table:table-cell office:value-type="float" office:value="0.58" calcext:value-type="float">
            <text:p>0,58</text:p>
          </table:table-cell>
          <table:table-cell table:style-name="ce19" table:formula="of:=[.C5]/22" office:value-type="float" office:value="0.230909090909091" calcext:value-type="float">
            <text:p>0,231</text:p>
          </table:table-cell>
          <table:table-cell table:number-columns-repeated="3"/>
          <table:table-cell office:value-type="float" office:value="39.5" calcext:value-type="float">
            <text:p>39,5</text:p>
          </table:table-cell>
          <table:table-cell office:value-type="float" office:value="27.17" calcext:value-type="float">
            <text:p>27,17</text:p>
          </table:table-cell>
          <table:table-cell/>
          <table:table-cell table:formula="of:=[.O5]/[.P5]" office:value-type="float" office:value="1.45380934854619" calcext:value-type="float">
            <text:p>1,45380934854619</text:p>
          </table:table-cell>
          <table:table-cell table:formula="of:=[.P5]*[.$R$9]+[.$R$10]" office:value-type="float" office:value="39.85839" calcext:value-type="float">
            <text:p>39,85839</text:p>
          </table:table-cell>
          <table:table-cell table:number-columns-repeated="1005"/>
        </table:table-row>
        <table:table-row table:style-name="ro2">
          <table:table-cell table:style-name="ce6" office:value-type="percentage" office:value="0.4" calcext:value-type="percentage">
            <text:p>40,00%</text:p>
          </table:table-cell>
          <table:table-cell table:style-name="ce17" office:value-type="string" office:string-value="7,13" calcext:value-type="string">
            <text:p>7,13 V</text:p>
          </table:table-cell>
          <table:table-cell office:value-type="float" office:value="7.02" calcext:value-type="float">
            <text:p>7,02</text:p>
          </table:table-cell>
          <table:table-cell office:value-type="float" office:value="1.5" calcext:value-type="float">
            <text:p>1,5</text:p>
          </table:table-cell>
          <table:table-cell table:number-columns-repeated="4"/>
          <table:table-cell table:style-name="ce6" office:value-type="percentage" office:value="0.4" calcext:value-type="percentage">
            <text:p>40,00%</text:p>
          </table:table-cell>
          <table:table-cell office:value-type="float" office:value="0.825" calcext:value-type="float">
            <text:p>0,825</text:p>
          </table:table-cell>
          <table:table-cell table:style-name="ce19" table:formula="of:=[.C6]/22" office:value-type="float" office:value="0.319090909090909" calcext:value-type="float">
            <text:p>0,319</text:p>
          </table:table-cell>
          <table:table-cell table:number-columns-repeated="3"/>
          <table:table-cell office:value-type="float" office:value="41.7" calcext:value-type="float">
            <text:p>41,7</text:p>
          </table:table-cell>
          <table:table-cell office:value-type="float" office:value="28.4" calcext:value-type="float">
            <text:p>28,4</text:p>
          </table:table-cell>
          <table:table-cell/>
          <table:table-cell table:formula="of:=[.O6]/[.P6]" office:value-type="float" office:value="1.46830985915493" calcext:value-type="float">
            <text:p>1,46830985915493</text:p>
          </table:table-cell>
          <table:table-cell table:formula="of:=[.P6]*[.$R$9]+[.$R$10]" office:value-type="float" office:value="41.6628" calcext:value-type="float">
            <text:p>41,6628</text:p>
          </table:table-cell>
          <table:table-cell table:number-columns-repeated="1005"/>
        </table:table-row>
        <table:table-row table:style-name="ro2">
          <table:table-cell table:style-name="ce6" office:value-type="percentage" office:value="0.5" calcext:value-type="percentage">
            <text:p>50,00%</text:p>
          </table:table-cell>
          <table:table-cell table:style-name="ce17" office:value-type="string" office:string-value="9,12" calcext:value-type="string">
            <text:p>9,12 V</text:p>
          </table:table-cell>
          <table:table-cell office:value-type="float" office:value="9.16" calcext:value-type="float">
            <text:p>9,16</text:p>
          </table:table-cell>
          <table:table-cell office:value-type="float" office:value="1.93" calcext:value-type="float">
            <text:p>1,93</text:p>
          </table:table-cell>
          <table:table-cell table:number-columns-repeated="4"/>
          <table:table-cell table:style-name="ce6" office:value-type="percentage" office:value="0.5" calcext:value-type="percentage">
            <text:p>50,00%</text:p>
          </table:table-cell>
          <table:table-cell office:value-type="float" office:value="1.075" calcext:value-type="float">
            <text:p>1,075</text:p>
          </table:table-cell>
          <table:table-cell table:style-name="ce19" table:formula="of:=[.C7]/22" office:value-type="float" office:value="0.416363636363636" calcext:value-type="float">
            <text:p>0,416</text:p>
          </table:table-cell>
          <table:table-cell table:number-columns-repeated="3"/>
          <table:table-cell office:value-type="float" office:value="43.6" calcext:value-type="float">
            <text:p>43,6</text:p>
          </table:table-cell>
          <table:table-cell office:value-type="float" office:value="29.29" calcext:value-type="float">
            <text:p>29,29</text:p>
          </table:table-cell>
          <table:table-cell/>
          <table:table-cell table:formula="of:=[.O7]/[.P7]" office:value-type="float" office:value="1.48856264936839" calcext:value-type="float">
            <text:p>1,48856264936839</text:p>
          </table:table-cell>
          <table:table-cell table:formula="of:=[.P7]*[.$R$9]+[.$R$10]" office:value-type="float" office:value="42.96843" calcext:value-type="float">
            <text:p>42,96843</text:p>
          </table:table-cell>
          <table:table-cell table:number-columns-repeated="1005"/>
        </table:table-row>
        <table:table-row table:style-name="ro2">
          <table:table-cell table:style-name="ce6" office:value-type="percentage" office:value="0.6" calcext:value-type="percentage">
            <text:p>60,00%</text:p>
          </table:table-cell>
          <table:table-cell table:style-name="ce17" office:value-type="string" office:string-value="11,1" calcext:value-type="string">
            <text:p>11,1 V</text:p>
          </table:table-cell>
          <table:table-cell office:value-type="float" office:value="11.1" calcext:value-type="float">
            <text:p>11,1</text:p>
          </table:table-cell>
          <table:table-cell office:value-type="float" office:value="2.365" calcext:value-type="float">
            <text:p>2,365</text:p>
          </table:table-cell>
          <table:table-cell table:number-columns-repeated="4"/>
          <table:table-cell table:style-name="ce6" office:value-type="percentage" office:value="0.6" calcext:value-type="percentage">
            <text:p>60,00%</text:p>
          </table:table-cell>
          <table:table-cell office:value-type="float" office:value="1.32" calcext:value-type="float">
            <text:p>1,32</text:p>
          </table:table-cell>
          <table:table-cell table:style-name="ce19" table:formula="of:=[.C8]/22" office:value-type="float" office:value="0.504545454545455" calcext:value-type="float">
            <text:p>0,505</text:p>
          </table:table-cell>
          <table:table-cell table:number-columns-repeated="1013"/>
        </table:table-row>
        <table:table-row table:style-name="ro2">
          <table:table-cell table:style-name="ce6" office:value-type="percentage" office:value="0.7" calcext:value-type="percentage">
            <text:p>70,00%</text:p>
          </table:table-cell>
          <table:table-cell table:style-name="ce17" office:value-type="string" office:string-value="13,05" calcext:value-type="string">
            <text:p>13,05 V</text:p>
          </table:table-cell>
          <table:table-cell office:value-type="float" office:value="13.1" calcext:value-type="float">
            <text:p>13,1</text:p>
          </table:table-cell>
          <table:table-cell office:value-type="float" office:value="2.8" calcext:value-type="float">
            <text:p>2,8</text:p>
          </table:table-cell>
          <table:table-cell table:number-columns-repeated="4"/>
          <table:table-cell table:style-name="ce6" office:value-type="percentage" office:value="0.7" calcext:value-type="percentage">
            <text:p>70,00%</text:p>
          </table:table-cell>
          <table:table-cell office:value-type="float" office:value="1.565" calcext:value-type="float">
            <text:p>1,565</text:p>
          </table:table-cell>
          <table:table-cell table:style-name="ce19" table:formula="of:=[.C9]/22" office:value-type="float" office:value="0.595454545454545" calcext:value-type="float">
            <text:p>0,59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4" office:value-type="float" office:value="1.467" calcext:value-type="float">
            <text:p>1,467</text:p>
          </table:table-cell>
          <table:table-cell table:formula="of:=[.R9]*12" office:value-type="float" office:value="17.604" calcext:value-type="float">
            <text:p>17,604</text:p>
          </table:table-cell>
          <table:table-cell table:number-columns-repeated="1005"/>
        </table:table-row>
        <table:table-row table:style-name="ro2">
          <table:table-cell table:style-name="ce6" office:value-type="percentage" office:value="0.8" calcext:value-type="percentage">
            <text:p>80,00%</text:p>
          </table:table-cell>
          <table:table-cell table:style-name="ce17" office:value-type="string" office:string-value="15,04" calcext:value-type="string">
            <text:p>15,04 V</text:p>
          </table:table-cell>
          <table:table-cell office:value-type="float" office:value="15.1" calcext:value-type="float">
            <text:p>15,1</text:p>
          </table:table-cell>
          <table:table-cell office:value-type="float" office:value="3.235" calcext:value-type="float">
            <text:p>3,235</text:p>
          </table:table-cell>
          <table:table-cell table:number-columns-repeated="4"/>
          <table:table-cell table:style-name="ce6" office:value-type="percentage" office:value="0.8" calcext:value-type="percentage">
            <text:p>80,00%</text:p>
          </table:table-cell>
          <table:table-cell office:value-type="float" office:value="1.8" calcext:value-type="float">
            <text:p>1,8</text:p>
          </table:table-cell>
          <table:table-cell table:style-name="ce19" table:formula="of:=[.C10]/22" office:value-type="float" office:value="0.686363636363636" calcext:value-type="float">
            <text:p>0,686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6" office:value-type="percentage" office:value="0.9" calcext:value-type="percentage">
            <text:p>90,00%</text:p>
          </table:table-cell>
          <table:table-cell table:style-name="ce17" office:value-type="string" office:string-value="17,03" calcext:value-type="string">
            <text:p>17,03 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x sat</text:p>
          </table:table-cell>
          <table:table-cell table:number-columns-repeated="4"/>
          <table:table-cell table:style-name="ce6" office:value-type="percentage" office:value="0.9" calcext:value-type="percentage">
            <text:p>90,00%</text:p>
          </table:table-cell>
          <table:table-cell office:value-type="float" office:value="2.04" calcext:value-type="float">
            <text:p>2,04</text:p>
          </table:table-cell>
          <table:table-cell table:style-name="ce19" table:formula="of:=[.C11]/22" office:value-type="float" office:value="0.772727272727273" calcext:value-type="float">
            <text:p>0,773</text:p>
          </table:table-cell>
          <table:table-cell table:number-columns-repeated="1013"/>
        </table:table-row>
        <table:table-row table:style-name="ro2">
          <table:table-cell table:style-name="ce6" office:value-type="percentage" office:value="1" calcext:value-type="percentage">
            <text:p>100,00%</text:p>
          </table:table-cell>
          <table:table-cell table:style-name="ce17" office:value-type="string" office:string-value="19" calcext:value-type="string">
            <text:p>19 V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max sat</text:p>
          </table:table-cell>
          <table:table-cell table:number-columns-repeated="4"/>
          <table:table-cell table:style-name="ce6" office:value-type="percentage" office:value="1" calcext:value-type="percentage">
            <text:p>100,00%</text:p>
          </table:table-cell>
          <table:table-cell office:value-type="float" office:value="2.28" calcext:value-type="float">
            <text:p>2,28</text:p>
          </table:table-cell>
          <table:table-cell table:style-name="ce19" table:formula="of:=[.C12]/22" office:value-type="float" office:value="0.859090909090909" calcext:value-type="float">
            <text:p>0,859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 calcext:value-type="string">
            <text:p>Iout ajustado com x e b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8" office:value-type="string" calcext:value-type="string">
            <text:p>Vout ajustado com b e x</text:p>
          </table:table-cell>
          <table:table-cell table:style-name="ce18" office:value-type="string" calcext:value-type="string" table:number-columns-spanned="2" table:number-rows-spanned="1">
            <text:p>diferença entre vout ajustado e vout medido</text:p>
          </table:table-cell>
          <table:covered-table-cell/>
          <table:table-cell table:number-columns-repeated="4"/>
          <table:table-cell table:formula="of:=[.J3]+[.$J$26]" office:value-type="float" office:value="0.06" calcext:value-type="float">
            <text:p>0,06</text:p>
          </table:table-cell>
          <table:table-cell table:formula="of:=[.J14]*[.$J$27]" office:value-type="float" office:value="0.02196" calcext:value-type="float">
            <text:p>0,02196</text:p>
          </table:table-cell>
          <table:table-cell table:number-columns-repeated="1013"/>
        </table:table-row>
        <table:table-row table:style-name="ro2">
          <table:table-cell table:formula="of:=[.D3]+[.$A$23]" office:value-type="float" office:value="1.12" calcext:value-type="float">
            <text:p>1,12</text:p>
          </table:table-cell>
          <table:table-cell table:formula="of:=[.C3]/[.A15]" office:value-type="float" office:value="1" calcext:value-type="float">
            <text:p>1</text:p>
          </table:table-cell>
          <table:table-cell table:style-name="ce19" table:formula="of:=([.D3]+[.$B$25])*[.$B$26]" office:value-type="float" office:value="1.12484" calcext:value-type="float">
            <text:p>1,125</text:p>
          </table:table-cell>
          <table:table-cell table:style-name="ce19" table:formula="of:=ABS([.C15]-[.C3])" office:value-type="float" office:value="0.00483999999999996" calcext:value-type="float">
            <text:p>0,005</text:p>
          </table:table-cell>
          <table:table-cell table:style-name="ce6" table:formula="of:=([.D15]/[.C3])" office:value-type="percentage" office:value="0.00432142857142853" calcext:value-type="percentage">
            <text:p>0,43%</text:p>
          </table:table-cell>
          <table:table-cell table:number-columns-repeated="4"/>
          <table:table-cell table:formula="of:=[.J4]+[.$J$26]" office:value-type="float" office:value="0.395" calcext:value-type="float">
            <text:p>0,395</text:p>
          </table:table-cell>
          <table:table-cell table:formula="of:=[.J15]*[.$J$27]" office:value-type="float" office:value="0.14457" calcext:value-type="float">
            <text:p>0,14457</text:p>
          </table:table-cell>
          <table:table-cell table:number-columns-repeated="1013"/>
        </table:table-row>
        <table:table-row table:style-name="ro2">
          <table:table-cell table:formula="of:=[.D4]+[.$A$23]" office:value-type="float" office:value="1.545" calcext:value-type="float">
            <text:p>1,545</text:p>
          </table:table-cell>
          <table:table-cell table:formula="of:=[.C4]/[.A16]" office:value-type="float" office:value="1.97411003236246" calcext:value-type="float">
            <text:p>1,97411003236246</text:p>
          </table:table-cell>
          <table:table-cell table:style-name="ce19" table:formula="of:=([.D4]+[.$B$25])*[.$B$26]" office:value-type="float" office:value="3.08409" calcext:value-type="float">
            <text:p>3,084</text:p>
          </table:table-cell>
          <table:table-cell table:style-name="ce19" table:formula="of:=ABS([.C16]-[.C4])" office:value-type="float" office:value="0.0340900000000004" calcext:value-type="float">
            <text:p>0,034</text:p>
          </table:table-cell>
          <table:table-cell table:style-name="ce6" table:formula="of:=([.D16]/[.C4])" office:value-type="percentage" office:value="0.011177049180328" calcext:value-type="percentage">
            <text:p>1,12%</text:p>
          </table:table-cell>
          <table:table-cell table:number-columns-repeated="4"/>
          <table:table-cell table:formula="of:=[.J5]+[.$J$26]" office:value-type="float" office:value="0.64" calcext:value-type="float">
            <text:p>0,64</text:p>
          </table:table-cell>
          <table:table-cell table:formula="of:=[.J16]*[.$J$27]" office:value-type="float" office:value="0.23424" calcext:value-type="float">
            <text:p>0,23424</text:p>
          </table:table-cell>
          <table:table-cell table:number-columns-repeated="1013"/>
        </table:table-row>
        <table:table-row table:style-name="ro2">
          <table:table-cell table:formula="of:=[.D5]+[.$A$23]" office:value-type="float" office:value="1.975" calcext:value-type="float">
            <text:p>1,975</text:p>
          </table:table-cell>
          <table:table-cell table:formula="of:=[.C5]/[.A17]" office:value-type="float" office:value="2.57215189873418" calcext:value-type="float">
            <text:p>2,57215189873418</text:p>
          </table:table-cell>
          <table:table-cell table:style-name="ce19" table:formula="of:=([.D5]+[.$B$25])*[.$B$26]" office:value-type="float" office:value="5.06639" calcext:value-type="float">
            <text:p>5,066</text:p>
          </table:table-cell>
          <table:table-cell table:style-name="ce19" table:formula="of:=ABS([.C17]-[.C5])" office:value-type="float" office:value="0.0136099999999999" calcext:value-type="float">
            <text:p>0,014</text:p>
          </table:table-cell>
          <table:table-cell table:style-name="ce6" table:formula="of:=([.D17]/[.C5])" office:value-type="percentage" office:value="0.0026791338582677" calcext:value-type="percentage">
            <text:p>0,27%</text:p>
          </table:table-cell>
          <table:table-cell table:number-columns-repeated="4"/>
          <table:table-cell table:formula="of:=[.J6]+[.$J$26]" office:value-type="float" office:value="0.885" calcext:value-type="float">
            <text:p>0,885</text:p>
          </table:table-cell>
          <table:table-cell table:formula="of:=[.J17]*[.$J$27]" office:value-type="float" office:value="0.32391" calcext:value-type="float">
            <text:p>0,32391</text:p>
          </table:table-cell>
          <table:table-cell table:number-columns-repeated="1013"/>
        </table:table-row>
        <table:table-row table:style-name="ro2">
          <table:table-cell table:formula="of:=[.D6]+[.$A$23]" office:value-type="float" office:value="2.41" calcext:value-type="float">
            <text:p>2,41</text:p>
          </table:table-cell>
          <table:table-cell table:formula="of:=[.C6]/[.A18]" office:value-type="float" office:value="2.91286307053942" calcext:value-type="float">
            <text:p>2,91286307053942</text:p>
          </table:table-cell>
          <table:table-cell table:style-name="ce19" table:formula="of:=([.D6]+[.$B$25])*[.$B$26]" office:value-type="float" office:value="7.07174" calcext:value-type="float">
            <text:p>7,072</text:p>
          </table:table-cell>
          <table:table-cell table:style-name="ce19" table:formula="of:=ABS([.C18]-[.C6])" office:value-type="float" office:value="0.0517400000000015" calcext:value-type="float">
            <text:p>0,052</text:p>
          </table:table-cell>
          <table:table-cell table:style-name="ce6" table:formula="of:=([.D18]/[.C6])" office:value-type="percentage" office:value="0.00737037037037058" calcext:value-type="percentage">
            <text:p>0,74%</text:p>
          </table:table-cell>
          <table:table-cell table:number-columns-repeated="4"/>
          <table:table-cell table:formula="of:=[.J7]+[.$J$26]" office:value-type="float" office:value="1.135" calcext:value-type="float">
            <text:p>1,135</text:p>
          </table:table-cell>
          <table:table-cell table:formula="of:=[.J18]*[.$J$27]" office:value-type="float" office:value="0.41541" calcext:value-type="float">
            <text:p>0,41541</text:p>
          </table:table-cell>
          <table:table-cell table:number-columns-repeated="1013"/>
        </table:table-row>
        <table:table-row table:style-name="ro2">
          <table:table-cell table:formula="of:=[.D7]+[.$A$23]" office:value-type="float" office:value="2.84" calcext:value-type="float">
            <text:p>2,84</text:p>
          </table:table-cell>
          <table:table-cell table:formula="of:=[.C7]/[.A19]" office:value-type="float" office:value="3.22535211267606" calcext:value-type="float">
            <text:p>3,22535211267606</text:p>
          </table:table-cell>
          <table:table-cell table:style-name="ce19" table:formula="of:=([.D7]+[.$B$25])*[.$B$26]" office:value-type="float" office:value="9.05404" calcext:value-type="float">
            <text:p>9,054</text:p>
          </table:table-cell>
          <table:table-cell table:style-name="ce19" table:formula="of:=ABS([.C19]-[.C7])" office:value-type="float" office:value="0.105959999999998" calcext:value-type="float">
            <text:p>0,106</text:p>
          </table:table-cell>
          <table:table-cell table:style-name="ce6" table:formula="of:=([.D19]/[.C7])" office:value-type="percentage" office:value="0.0115676855895194" calcext:value-type="percentage">
            <text:p>1,16%</text:p>
          </table:table-cell>
          <table:table-cell table:number-columns-repeated="4"/>
          <table:table-cell table:formula="of:=[.J8]+[.$J$26]" office:value-type="float" office:value="1.38" calcext:value-type="float">
            <text:p>1,38</text:p>
          </table:table-cell>
          <table:table-cell table:formula="of:=[.J19]*[.$J$27]" office:value-type="float" office:value="0.50508" calcext:value-type="float">
            <text:p>0,50508</text:p>
          </table:table-cell>
          <table:table-cell table:number-columns-repeated="1013"/>
        </table:table-row>
        <table:table-row table:style-name="ro2">
          <table:table-cell table:formula="of:=[.D8]+[.$A$23]" office:value-type="float" office:value="3.275" calcext:value-type="float">
            <text:p>3,275</text:p>
          </table:table-cell>
          <table:table-cell table:formula="of:=[.C8]/[.A20]" office:value-type="float" office:value="3.38931297709924" calcext:value-type="float">
            <text:p>3,38931297709924</text:p>
          </table:table-cell>
          <table:table-cell table:style-name="ce19" table:formula="of:=([.D8]+[.$B$25])*[.$B$26]" office:value-type="float" office:value="11.05939" calcext:value-type="float">
            <text:p>11,059</text:p>
          </table:table-cell>
          <table:table-cell table:style-name="ce19" table:formula="of:=ABS([.C20]-[.C8])" office:value-type="float" office:value="0.0406099999999992" calcext:value-type="float">
            <text:p>0,041</text:p>
          </table:table-cell>
          <table:table-cell table:style-name="ce6" table:formula="of:=([.D20]/[.C8])" office:value-type="percentage" office:value="0.00365855855855848" calcext:value-type="percentage">
            <text:p>0,37%</text:p>
          </table:table-cell>
          <table:table-cell table:number-columns-repeated="4"/>
          <table:table-cell table:formula="of:=[.J9]+[.$J$26]" office:value-type="float" office:value="1.625" calcext:value-type="float">
            <text:p>1,625</text:p>
          </table:table-cell>
          <table:table-cell table:formula="of:=[.J20]*[.$J$27]" office:value-type="float" office:value="0.59475" calcext:value-type="float">
            <text:p>0,59475</text:p>
          </table:table-cell>
          <table:table-cell table:number-columns-repeated="1013"/>
        </table:table-row>
        <table:table-row table:style-name="ro2">
          <table:table-cell table:formula="of:=[.D9]+[.$A$23]" office:value-type="float" office:value="3.71" calcext:value-type="float">
            <text:p>3,71</text:p>
          </table:table-cell>
          <table:table-cell table:formula="of:=[.C9]/[.A21]" office:value-type="float" office:value="3.53099730458221" calcext:value-type="float">
            <text:p>3,53099730458221</text:p>
          </table:table-cell>
          <table:table-cell table:style-name="ce19" table:formula="of:=([.D9]+[.$B$25])*[.$B$26]" office:value-type="float" office:value="13.06474" calcext:value-type="float">
            <text:p>13,065</text:p>
          </table:table-cell>
          <table:table-cell table:style-name="ce19" table:formula="of:=ABS([.C21]-[.C9])" office:value-type="float" office:value="0.035260000000001" calcext:value-type="float">
            <text:p>0,035</text:p>
          </table:table-cell>
          <table:table-cell table:style-name="ce6" table:formula="of:=([.D21]/[.C9])" office:value-type="percentage" office:value="0.00269160305343519" calcext:value-type="percentage">
            <text:p>0,27%</text:p>
          </table:table-cell>
          <table:table-cell table:number-columns-repeated="4"/>
          <table:table-cell table:formula="of:=[.J10]+[.$J$26]" office:value-type="float" office:value="1.86" calcext:value-type="float">
            <text:p>1,86</text:p>
          </table:table-cell>
          <table:table-cell table:formula="of:=[.J21]*[.$J$27]" office:value-type="float" office:value="0.68076" calcext:value-type="float">
            <text:p>0,68076</text:p>
          </table:table-cell>
          <table:table-cell table:number-columns-repeated="1013"/>
        </table:table-row>
        <table:table-row table:style-name="ro2">
          <table:table-cell table:formula="of:=[.D10]+[.$A$23]" office:value-type="float" office:value="4.145" calcext:value-type="float">
            <text:p>4,145</text:p>
          </table:table-cell>
          <table:table-cell table:formula="of:=[.C10]/[.A22]" office:value-type="float" office:value="3.64294330518697" calcext:value-type="float">
            <text:p>3,64294330518697</text:p>
          </table:table-cell>
          <table:table-cell table:style-name="ce19" table:formula="of:=([.D10]+[.$B$25])*[.$B$26]" office:value-type="float" office:value="15.07009" calcext:value-type="float">
            <text:p>15,070</text:p>
          </table:table-cell>
          <table:table-cell table:style-name="ce19" table:formula="of:=ABS([.C22]-[.C10])" office:value-type="float" office:value="0.0299099999999992" calcext:value-type="float">
            <text:p>0,030</text:p>
          </table:table-cell>
          <table:table-cell table:style-name="ce6" table:formula="of:=([.D22]/[.C10])" office:value-type="percentage" office:value="0.0019807947019867" calcext:value-type="percentage">
            <text:p>0,20%</text:p>
          </table:table-cell>
          <table:table-cell table:number-columns-repeated="4"/>
          <table:table-cell table:formula="of:=[.J11]+[.$J$26]" office:value-type="float" office:value="2.1" calcext:value-type="float">
            <text:p>2,1</text:p>
          </table:table-cell>
          <table:table-cell table:formula="of:=[.J22]*[.$J$27]" office:value-type="float" office:value="0.7686" calcext:value-type="float">
            <text:p>0,7686</text:p>
          </table:table-cell>
          <table:table-cell table:number-columns-repeated="1013"/>
        </table:table-row>
        <table:table-row table:style-name="ro2">
          <table:table-cell table:style-name="ce4" table:formula="of:=[.C3]-[.D3]" office:value-type="float" office:value="0.91" calcext:value-type="float">
            <text:p>0,91</text:p>
          </table:table-cell>
          <table:table-cell table:style-name="ce4" table:formula="of:=AVERAGE([.B15:.B22])" office:value-type="float" office:value="2.78096633764757" calcext:value-type="float">
            <text:p>2,78096633764757</text:p>
          </table:table-cell>
          <table:table-cell table:style-name="ce20" office:value-type="string" calcext:value-type="string">
            <text:p>media de erros:</text:p>
          </table:table-cell>
          <table:table-cell table:style-name="ce21" table:formula="of:=AVERAGE([.D15:.D22])" office:value-type="float" office:value="0.0395024999999999" calcext:value-type="float">
            <text:p>0,040</text:p>
          </table:table-cell>
          <table:table-cell table:style-name="ce22" table:formula="of:=([.D23]/[.C11])" office:value-type="percentage" office:value="0.00232367647058823" calcext:value-type="percentage">
            <text:p>0,23%</text:p>
          </table:table-cell>
          <table:table-cell table:number-columns-repeated="4"/>
          <table:table-cell table:formula="of:=[.J12]+[.$J$26]" office:value-type="float" office:value="2.34" calcext:value-type="float">
            <text:p>2,34</text:p>
          </table:table-cell>
          <table:table-cell table:formula="of:=[.J23]*[.$J$27]" office:value-type="float" office:value="0.85644" calcext:value-type="float">
            <text:p>0,8564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" office:value-type="string" calcext:value-type="string">
            <text:p>erro max:</text:p>
          </table:table-cell>
          <table:table-cell table:style-name="ce4" table:formula="of:=MAX([.D15:.D22])" office:value-type="float" office:value="0.105959999999998" calcext:value-type="float">
            <text:p>0,105959999999998</text:p>
          </table:table-cell>
          <table:table-cell table:style-name="ce22" table:formula="of:=MAX([.E15:.E22])" office:value-type="percentage" office:value="0.0115676855895194" calcext:value-type="percentage">
            <text:p>1,16%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B=</text:p>
          </table:table-cell>
          <table:table-cell table:style-name="ce4" office:value-type="float" office:value="0.034" calcext:value-type="float">
            <text:p>0,034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=</text:p>
          </table:table-cell>
          <table:table-cell table:style-name="ce4" office:value-type="float" office:value="4.61" calcext:value-type="float">
            <text:p>4,61</text:p>
          </table:table-cell>
          <table:table-cell table:style-name="Default"/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office:value-type="float" office:value="0.366" calcext:value-type="float">
            <text:p>0,366</text:p>
          </table:table-cell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I(mA)</text:p>
          </table:table-cell>
          <table:table-cell office:value-type="string" calcext:value-type="string">
            <text:p>Vout(mV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28" calcext:value-type="float">
            <text:p>928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560" calcext:value-type="float">
            <text:p>156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2190" calcext:value-type="float">
            <text:p>2190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2410" calcext:value-type="float">
            <text:p>2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ext-style style:name="N123">
      <number:text># ##0,00 </number:text>
      <number:text-content/>
      <number:text>V</number:text>
    </number:text-style>
    <number:number-style style:name="N124">
      <number:number number:decimal-places="2" loext:min-decimal-places="2" number:min-integer-digits="1" number:grouping="true" number:display-factor="1000"/>
      <number:text>V</number:text>
    </number:number-style>
    <number:text-style style:name="N125">
      <number:text>00,00 </number:text>
      <number:text-content/>
      <number:text>V</number:text>
    </number:text-style>
    <number:text-style style:name="N126">
      <number:text>##,00 </number:text>
      <number:text-content/>
      <number:text>V</number:text>
    </number:text-style>
    <number:text-style style:name="N127">
      <number:text>00,0 </number:text>
      <number:text-content/>
      <number:text>V</number:text>
    </number:text-style>
    <number:text-style style:name="N128">
      <number:text-content/>
      <number:text>V</number:text>
    </number:text-style>
    <number:text-style style:name="N129">
      <number:text-content/>
      <number:text> V</number:text>
    </number:text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-00-0000</text:date>, <text:time style:data-style-name="N2" text:time-value="22:29:08.824260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5:34:33.931584203</meta:creation-date>
    <dc:date>2017-06-23T11:13:18.633694451</dc:date>
    <meta:editing-duration>PT17H43M9S</meta:editing-duration>
    <meta:editing-cycles>6</meta:editing-cycles>
    <meta:generator>LibreOffice/5.3.3.2$Linux_X86_64 LibreOffice_project/30m0$Build-2</meta:generator>
    <meta:document-statistic meta:table-count="2" meta:cell-count="1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3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3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scatter" chart:style-name="ch1">
        <chart:legend chart:legend-position="end" svg:x="11.923cm" svg:y="3.562cm" style:legend-expansion="high" chart:style-name="ch2"/>
        <chart:plot-area chart:style-name="ch3" table:cell-range-address="'PWM vs Vout'.A3:'PWM vs Vout'.A10 'PWM vs Vout'.J3:'PWM vs Vout'.K10" svg:x="0.32cm" svg:y="0.18cm" svg:width="11.283cm" svg:height="8.645cm">
          <chartooo:coordinate-region svg:x="1.047cm" svg:y="0.353cm" svg:width="9.972cm" svg:height="7.8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WM vs Vout'.J3:'PWM vs Vout'.J10" chart:class="chart:scatter">
            <chart:domain table:cell-range-address="'PWM vs Vout'.A3:'PWM vs Vout'.A10"/>
            <chart:regression-curve chart:style-name="ch8">
              <chart:equation chart:display-equation="true" chart:display-r-square="true" svg:x="1.306cm" svg:y="2.087cm"/>
            </chart:regression-curve>
            <chart:data-point chart:repeated="8"/>
          </chart:series>
          <chart:series chart:style-name="ch9" chart:values-cell-range-address="'PWM vs Vout'.K3:'PWM vs Vout'.K10" chart:class="chart:scatter">
            <chart:regression-curve chart:style-name="ch10">
              <chart:equation chart:display-equation="true" chart:display-r-square="true" svg:x="6.29cm" svg:y="4.253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PWM vs Vout'.A3:'PWM vs Vout'.A10</svg:desc>
                </draw:g>
              </table:table-cell>
              <table:table-cell office:value-type="float" office:value="0">
                <text:p>0</text:p>
                <draw:g>
                  <svg:desc>'PWM vs Vout'.J3:'PWM vs Vout'.J10</svg:desc>
                </draw:g>
              </table:table-cell>
              <table:table-cell office:value-type="float" office:value="0.0509090909090909">
                <text:p>0.0509090909090909</text:p>
                <draw:g>
                  <svg:desc>'PWM vs Vout'.K3:'PWM vs Vout'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335">
                <text:p>0.335</text:p>
              </table:table-cell>
              <table:table-cell office:value-type="float" office:value="0.138636363636364">
                <text:p>0.1386363636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58">
                <text:p>0.58</text:p>
              </table:table-cell>
              <table:table-cell office:value-type="float" office:value="0.230909090909091">
                <text:p>0.23090909090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825">
                <text:p>0.825</text:p>
              </table:table-cell>
              <table:table-cell office:value-type="float" office:value="0.319090909090909">
                <text:p>0.31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075">
                <text:p>1.075</text:p>
              </table:table-cell>
              <table:table-cell office:value-type="float" office:value="0.416363636363636">
                <text:p>0.4163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.32">
                <text:p>1.32</text:p>
              </table:table-cell>
              <table:table-cell office:value-type="float" office:value="0.504545454545455">
                <text:p>0.50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.565">
                <text:p>1.565</text:p>
              </table:table-cell>
              <table:table-cell office:value-type="float" office:value="0.595454545454545">
                <text:p>0.595454545454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.8">
                <text:p>1.8</text:p>
              </table:table-cell>
              <table:table-cell office:value-type="float" office:value="0.686363636363636">
                <text:p>0.68636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scatter" chart:column-mapping="0 1" chart:style-name="ch1">
        <chart:legend chart:legend-position="end" svg:x="11.924cm" svg:y="3.562cm" style:legend-expansion="high" chart:style-name="ch2"/>
        <chart:plot-area chart:style-name="ch3" table:cell-range-address="'PWM vs Vout'.A3:'PWM vs Vout'.A10 'PWM vs Vout'.C3:'PWM vs Vout'.D10" chart:data-source-has-labels="column" svg:x="0.32cm" svg:y="0.18cm" svg:width="11.284cm" svg:height="8.645cm">
          <chartooo:coordinate-region svg:x="0.81cm" svg:y="0.353cm" svg:width="10.079cm" svg:height="7.8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WM vs Vout'.C3:'PWM vs Vout'.C10" chart:class="chart:scatter">
            <chart:domain table:cell-range-address="'PWM vs Vout'.A3:'PWM vs Vout'.A10"/>
            <chart:regression-curve chart:style-name="ch8">
              <chart:equation chart:display-equation="true" chart:display-r-square="true"/>
            </chart:regression-curve>
            <chart:data-point chart:repeated="8"/>
          </chart:series>
          <chart:series chart:style-name="ch9" chart:values-cell-range-address="'PWM vs Vout'.D3:'PWM vs Vout'.D10" chart:class="chart:scatter">
            <chart:regression-curve chart:style-name="ch10">
              <chart:equation chart:display-equation="true" chart:display-r-square="tru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">
                <text:p>0.1</text:p>
                <draw:g>
                  <svg:desc>'PWM vs Vout'.A3:'PWM vs Vout'.A10</svg:desc>
                </draw:g>
              </table:table-cell>
              <table:table-cell office:value-type="float" office:value="1.12">
                <text:p>1.12</text:p>
                <draw:g>
                  <svg:desc>'PWM vs Vout'.C3:'PWM vs Vout'.C10</svg:desc>
                </draw:g>
              </table:table-cell>
              <table:table-cell office:value-type="float" office:value="0.21">
                <text:p>0.21</text:p>
                <draw:g>
                  <svg:desc>'PWM vs Vout'.D3:'PWM vs Vout'.D10</svg:desc>
                </draw:g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3.05">
                <text:p>3.05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5.08">
                <text:p>5.08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7.02">
                <text:p>7.0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9.16">
                <text:p>9.1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11.1">
                <text:p>11.1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13.1">
                <text:p>13.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15.1">
                <text:p>15.1</text:p>
              </table:table-cell>
              <table:table-cell office:value-type="float" office:value="3.235">
                <text:p>3.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5cm" chart:style-name="ch2">
          <text:p>Comparação dos valores medidos com ajustados</text:p>
        </chart:title>
        <chart:legend chart:legend-position="end" svg:x="11.904cm" svg:y="3.782cm" style:legend-expansion="high" chart:style-name="ch3"/>
        <chart:plot-area chart:style-name="ch4" table:cell-range-address="'PWM vs Vout'.C15:'PWM vs Vout'.C22 'PWM vs Vout'.A3:'PWM vs Vout'.A10 'PWM vs Vout'.C3:'PWM vs Vout'.C10" chart:data-source-has-labels="column" svg:x="0.32cm" svg:y="1.248cm" svg:width="11.264cm" svg:height="7.572cm">
          <chartooo:coordinate-region svg:x="0.81cm" svg:y="1.421cm" svg:width="10.06cm" svg:height="6.805cm"/>
          <chart:axis chart:dimension="x" chart:name="primary-x" chart:style-name="ch5" chartooo:axis-type="auto">
            <chart:categories table:cell-range-address="'PWM vs Vout'.C16:'PWM vs Vout'.C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WM vs Vout'.C15:'PWM vs Vout'.C22" chart:class="chart:scatter">
            <chart:domain table:cell-range-address="'PWM vs Vout'.A3:'PWM vs Vout'.A10"/>
            <chart:regression-curve chart:style-name="ch9">
              <chart:equation chart:display-equation="true" chart:display-r-square="true"/>
            </chart:regression-curve>
            <chart:data-point chart:repeated="8"/>
          </chart:series>
          <chart:series chart:style-name="ch10" chart:values-cell-range-address="'PWM vs Vout'.C3:'PWM vs Vout'.C10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.08409">
                <text:p>3.08409</text:p>
                <draw:g>
                  <svg:desc>'PWM vs Vout'.C16:'PWM vs Vout'.C22</svg:desc>
                </draw:g>
              </table:table-cell>
              <table:table-cell office:value-type="float" office:value="0.1">
                <text:p>0.1</text:p>
                <draw:g>
                  <svg:desc>'PWM vs Vout'.A3:'PWM vs Vout'.A10</svg:desc>
                </draw:g>
              </table:table-cell>
              <table:table-cell office:value-type="float" office:value="1.12484">
                <text:p>1.12484</text:p>
                <draw:g>
                  <svg:desc>'PWM vs Vout'.C15:'PWM vs Vout'.C22</svg:desc>
                </draw:g>
              </table:table-cell>
              <table:table-cell office:value-type="float" office:value="1.12">
                <text:p>1.12</text:p>
                <draw:g>
                  <svg:desc>'PWM vs Vout'.C3:'PWM vs Vout'.C10</svg:desc>
                </draw:g>
              </table:table-cell>
            </table:table-row>
            <table:table-row>
              <table:table-cell office:value-type="float" office:value="5.06639">
                <text:p>5.06639</text:p>
              </table:table-cell>
              <table:table-cell office:value-type="float" office:value="0.2">
                <text:p>0.2</text:p>
              </table:table-cell>
              <table:table-cell office:value-type="float" office:value="3.08409">
                <text:p>3.0840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7.07174">
                <text:p>7.07174</text:p>
              </table:table-cell>
              <table:table-cell office:value-type="float" office:value="0.3">
                <text:p>0.3</text:p>
              </table:table-cell>
              <table:table-cell office:value-type="float" office:value="5.06639">
                <text:p>5.06639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9.05404">
                <text:p>9.05404</text:p>
              </table:table-cell>
              <table:table-cell office:value-type="float" office:value="0.4">
                <text:p>0.4</text:p>
              </table:table-cell>
              <table:table-cell office:value-type="float" office:value="7.07174">
                <text:p>7.07174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float" office:value="11.05939">
                <text:p>11.05939</text:p>
              </table:table-cell>
              <table:table-cell office:value-type="float" office:value="0.5">
                <text:p>0.5</text:p>
              </table:table-cell>
              <table:table-cell office:value-type="float" office:value="9.05404">
                <text:p>9.05404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float" office:value="13.06474">
                <text:p>13.06474</text:p>
              </table:table-cell>
              <table:table-cell office:value-type="float" office:value="0.6">
                <text:p>0.6</text:p>
              </table:table-cell>
              <table:table-cell office:value-type="float" office:value="11.05939">
                <text:p>11.0593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5.07009">
                <text:p>15.07009</text:p>
              </table:table-cell>
              <table:table-cell office:value-type="float" office:value="0.7">
                <text:p>0.7</text:p>
              </table:table-cell>
              <table:table-cell office:value-type="float" office:value="13.06474">
                <text:p>13.0647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15.07009">
                <text:p>15.07009</text:p>
              </table:table-cell>
              <table:table-cell office:value-type="float" office:value="15.1">
                <text:p>15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782cm" style:legend-expansion="high" chart:style-name="ch2"/>
        <chart:plot-area chart:style-name="ch3" table:cell-range-address="'PWM vs Vout'.K3:'PWM vs Vout'.K12 'PWM vs Vout'.I3:'PWM vs Vout'.I12 'PWM vs Vout'.K14:'PWM vs Vout'.K23" chart:data-source-has-labels="column" svg:x="0.32cm" svg:y="0.18cm" svg:width="11.264cm" svg:height="8.64cm">
          <chartooo:coordinate-region svg:x="1.047cm" svg:y="0.353cm" svg:width="9.861cm" svg:height="7.873cm"/>
          <chart:axis chart:dimension="x" chart:name="primary-x" chart:style-name="ch4" chartooo:axis-type="auto">
            <chart:categories table:cell-range-address="'PWM vs Vout'.K4:'PWM vs Vout'.K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WM vs Vout'.K3:'PWM vs Vout'.K12" chart:class="chart:scatter">
            <chart:domain table:cell-range-address="'PWM vs Vout'.I3:'PWM vs Vout'.I12"/>
            <chart:regression-curve chart:style-name="ch8">
              <chart:equation chart:display-equation="true" chart:display-r-square="true"/>
            </chart:regression-curve>
            <chart:data-point chart:repeated="10"/>
          </chart:series>
          <chart:series chart:style-name="ch9" chart:values-cell-range-address="'PWM vs Vout'.K14:'PWM vs Vout'.K23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0.138636363636364">
                <text:p>0.138636363636364</text:p>
                <draw:g>
                  <svg:desc>'PWM vs Vout'.K4:'PWM vs Vout'.K12</svg:desc>
                </draw:g>
              </table:table-cell>
              <table:table-cell office:value-type="float" office:value="0.1">
                <text:p>0.1</text:p>
                <draw:g>
                  <svg:desc>'PWM vs Vout'.I3:'PWM vs Vout'.I12</svg:desc>
                </draw:g>
              </table:table-cell>
              <table:table-cell office:value-type="float" office:value="0.0509090909090909">
                <text:p>0.0509090909090909</text:p>
                <draw:g>
                  <svg:desc>'PWM vs Vout'.K3:'PWM vs Vout'.K12</svg:desc>
                </draw:g>
              </table:table-cell>
              <table:table-cell office:value-type="float" office:value="0.02196">
                <text:p>0.02196</text:p>
                <draw:g>
                  <svg:desc>'PWM vs Vout'.K14:'PWM vs Vout'.K23</svg:desc>
                </draw:g>
              </table:table-cell>
            </table:table-row>
            <table:table-row>
              <table:table-cell office:value-type="float" office:value="0.230909090909091">
                <text:p>0.230909090909091</text:p>
              </table:table-cell>
              <table:table-cell office:value-type="float" office:value="0.2">
                <text:p>0.2</text:p>
              </table:table-cell>
              <table:table-cell office:value-type="float" office:value="0.138636363636364">
                <text:p>0.138636363636364</text:p>
              </table:table-cell>
              <table:table-cell office:value-type="float" office:value="0.14457">
                <text:p>0.14457</text:p>
              </table:table-cell>
            </table:table-row>
            <table:table-row>
              <table:table-cell office:value-type="float" office:value="0.319090909090909">
                <text:p>0.319090909090909</text:p>
              </table:table-cell>
              <table:table-cell office:value-type="float" office:value="0.3">
                <text:p>0.3</text:p>
              </table:table-cell>
              <table:table-cell office:value-type="float" office:value="0.230909090909091">
                <text:p>0.230909090909091</text:p>
              </table:table-cell>
              <table:table-cell office:value-type="float" office:value="0.23424">
                <text:p>0.23424</text:p>
              </table:table-cell>
            </table:table-row>
            <table:table-row>
              <table:table-cell office:value-type="float" office:value="0.416363636363636">
                <text:p>0.416363636363636</text:p>
              </table:table-cell>
              <table:table-cell office:value-type="float" office:value="0.4">
                <text:p>0.4</text:p>
              </table:table-cell>
              <table:table-cell office:value-type="float" office:value="0.319090909090909">
                <text:p>0.319090909090909</text:p>
              </table:table-cell>
              <table:table-cell office:value-type="float" office:value="0.32391">
                <text:p>0.32391</text:p>
              </table:table-cell>
            </table:table-row>
            <table:table-row>
              <table:table-cell office:value-type="float" office:value="0.504545454545455">
                <text:p>0.504545454545455</text:p>
              </table:table-cell>
              <table:table-cell office:value-type="float" office:value="0.5">
                <text:p>0.5</text:p>
              </table:table-cell>
              <table:table-cell office:value-type="float" office:value="0.416363636363636">
                <text:p>0.416363636363636</text:p>
              </table:table-cell>
              <table:table-cell office:value-type="float" office:value="0.41541">
                <text:p>0.41541</text:p>
              </table:table-cell>
            </table:table-row>
            <table:table-row>
              <table:table-cell office:value-type="float" office:value="0.595454545454545">
                <text:p>0.595454545454545</text:p>
              </table:table-cell>
              <table:table-cell office:value-type="float" office:value="0.6">
                <text:p>0.6</text:p>
              </table:table-cell>
              <table:table-cell office:value-type="float" office:value="0.504545454545455">
                <text:p>0.504545454545455</text:p>
              </table:table-cell>
              <table:table-cell office:value-type="float" office:value="0.50508">
                <text:p>0.50508</text:p>
              </table:table-cell>
            </table:table-row>
            <table:table-row>
              <table:table-cell office:value-type="float" office:value="0.686363636363636">
                <text:p>0.686363636363636</text:p>
              </table:table-cell>
              <table:table-cell office:value-type="float" office:value="0.7">
                <text:p>0.7</text:p>
              </table:table-cell>
              <table:table-cell office:value-type="float" office:value="0.595454545454545">
                <text:p>0.595454545454545</text:p>
              </table:table-cell>
              <table:table-cell office:value-type="float" office:value="0.59475">
                <text:p>0.59475</text:p>
              </table:table-cell>
            </table:table-row>
            <table:table-row>
              <table:table-cell office:value-type="float" office:value="0.772727272727273">
                <text:p>0.772727272727273</text:p>
              </table:table-cell>
              <table:table-cell office:value-type="float" office:value="0.8">
                <text:p>0.8</text:p>
              </table:table-cell>
              <table:table-cell office:value-type="float" office:value="0.686363636363636">
                <text:p>0.686363636363636</text:p>
              </table:table-cell>
              <table:table-cell office:value-type="float" office:value="0.68076">
                <text:p>0.68076</text:p>
              </table:table-cell>
            </table:table-row>
            <table:table-row>
              <table:table-cell office:value-type="float" office:value="0.859090909090909">
                <text:p>0.859090909090909</text:p>
              </table:table-cell>
              <table:table-cell office:value-type="float" office:value="0.9">
                <text:p>0.9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859090909090909">
                <text:p>0.859090909090909</text:p>
              </table:table-cell>
              <table:table-cell office:value-type="float" office:value="0.85644">
                <text:p>0.856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line" chart:style-name="ch1">
        <chart:legend chart:legend-position="end" svg:x="13.137cm" svg:y="4.008cm" style:legend-expansion="high" chart:style-name="ch2"/>
        <chart:plot-area chart:style-name="ch3" table:cell-range-address="'PWM vs Vout'.O5:'PWM vs Vout'.O7 'PWM vs Vout'.S5:'PWM vs Vout'.S7" svg:x="0.428cm" svg:y="0.337cm" svg:width="12.496cm" svg:height="8.645cm">
          <chartooo:coordinate-region svg:x="1.049cm" svg:y="0.51cm" svg:width="11.781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WM vs Vout'.O5:'PWM vs Vout'.O7" chart:class="chart:line">
            <chart:data-point chart:repeated="3"/>
          </chart:series>
          <chart:series chart:style-name="ch7" chart:values-cell-range-address="'PWM vs Vout'.S5:'PWM vs Vout'.S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5">
                <text:p>39.5</text:p>
                <draw:g>
                  <svg:desc>'PWM vs Vout'.O5:'PWM vs Vout'.O7</svg:desc>
                </draw:g>
              </table:table-cell>
              <table:table-cell office:value-type="float" office:value="39.85839">
                <text:p>39.85839</text:p>
                <draw:g>
                  <svg:desc>'PWM vs Vout'.S5:'PWM vs Vout'.S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7">
                <text:p>41.7</text:p>
              </table:table-cell>
              <table:table-cell office:value-type="float" office:value="41.6628">
                <text:p>41.6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6">
                <text:p>43.6</text:p>
              </table:table-cell>
              <table:table-cell office:value-type="float" office:value="42.96843">
                <text:p>42.968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